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aa1a" officeooo:paragraph-rsid="0012aa1a"/>
    </style:style>
    <style:style style:name="T1" style:family="text">
      <style:text-properties officeooo:rsid="0013d7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04, 1B</text:p>
      <text:p text:style-name="P1">Classe molto rumorosa, quando entri fanni I pirla e ti prendono in giro. Studenti rimproverati perché hanno lanciato cose la volta precedente. Minaccia note. Studenti comunque non sembrano impauriti, stanno zitti ma fanno comunque gli scemi. Poi dopo un po’ si calmano. Docente non urla mai, sempre tono neutro. <text:span text:style-name="T1">Mi viene fatto notare dalla docente che con un altro prof più duro basta uno sguarda affinché smetta. Ricollegamento al discorso del carisma e portamento dell’insegnante.</text:span> Dopo un po’ comunque si calmano, si siedono, tirano fuori libri e quaderno, Inizia a spiegare. Studneti chiedono di andare in bagno e di prendere acqua, ma per fare gli scemi. Uno studente in particolare non utilizza niente, ma non fa casino. <text:span text:style-name="T1">Uno studente alza più volte la mano per fare domanda ma non viene cagato. Docente cerca di coinvolgere gli studenti, facendo leggere ad alta voce le definizioni sul libro. Cerca poi di occupare lo spazio movendosi tra I banchi e guardando cosa scrivono quando ha assegnato un esercizio alla lavagna. Studente che prima era disattento chiede di venire alla lavagna perché non ha capito. A mio parere servirebbe un attimino più di presenza in aula per tenerli attenti, però loro sono molto disordinati e fanno gli scemi prendendoti per il culo, quindi non è facile. Bisogna farsi temere da questo genere di ragazzi se si vuole la loro attenzione. Alla fine quando mancano 3 min e viene detto che la lezione è finita loro iniziano a fare gli scemi alzandosi in piedi. Vengono richiamati di andare al posto e alla fine lo fanno, però si percepisce sempre lo scarso rispetto e la scarsa paura nei confronti del docente. </text:span><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13:44:11.972929452</meta:creation-date>
    <dc:date>2025-04-14T14:21:08.121290453</dc:date>
    <meta:editing-duration>PT26M42S</meta:editing-duration>
    <meta:editing-cycles>1</meta:editing-cycles>
    <meta:document-statistic meta:table-count="0" meta:image-count="0" meta:object-count="0" meta:page-count="1" meta:paragraph-count="2" meta:word-count="277" meta:character-count="1651" meta:non-whitespace-character-count="1374"/>
    <meta:generator>LibreOffice/24.8.5.2$Linux_X86_64 LibreOffice_project/480$Build-2</meta:generator>
  </office:meta>
</office:document-meta>
</file>